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9B000000DB44144FBA8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AIN Kevin<text:line-break/>ELIE Benoît</text:p>
      <text:p text:style-name="Heading">Justification des choix techniques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6">1) Introduction<text:tab/>2</text:p>
          <text:p text:style-name="P6">2) GIT <text:tab/>2</text:p>
          <text:p text:style-name="P5">2.1) En lui même :<text:tab/>2</text:p>
          <text:p text:style-name="P5">2.2) Face aux autres :<text:tab/>2</text:p>
          <text:p text:style-name="P6">3) Dropbox<text:tab/>2</text:p>
          <text:p text:style-name="P5">3.1) En lui même :<text:tab/>2</text:p>
          <text:p text:style-name="P5">3.2) Face aux autres<text:tab/>2</text:p>
          <text:p text:style-name="P6">4) Html5/CSS3/media-query et responsive design<text:tab/>3</text:p>
          <text:p text:style-name="P5">4.1) En eux mêmes :<text:tab/>3</text:p>
          <text:p text:style-name="P5">4.2) Face aux autres :<text:tab/>3</text:p>
          <text:p text:style-name="P6">5) AJAX<text:tab/>3</text:p>
          <text:p text:style-name="P5">5.1) En lui même :<text:tab/>3</text:p>
          <text:p text:style-name="P5">5.2) Face aux autres :<text:tab/>3</text:p>
          <text:p text:style-name="P6">6) MySQL<text:tab/>3</text:p>
          <text:p text:style-name="P5">6.1) En lui même :<text:tab/>3</text:p>
          <text:p text:style-name="P5">6.2) Face aux autres :<text:tab/>3</text:p>
        </text:index-body>
      </text:table-of-content>
      <text:p text:style-name="P4"/>
      <text:h text:style-name="Heading_20_1" text:outline-level="1">Introduction</text:h>
      <text:p text:style-name="Text_20_body">Les choix techniques pris lors de ce projet on été les suivants:</text:p>
      <text:p text:style-name="Text_20_body">- L'utilisation de GIT pour la gestion de version</text:p>
      <text:p text:style-name="Text_20_body">- La mise en place d'une synchronisation via Dropbox</text:p>
      <text:p text:style-name="Text_20_body">- L'utilisation de Html5, CSS3, des media-query et du responsive design</text:p>
      <text:p text:style-name="Text_20_body">- La mise en place d'une couche AJAX </text:p>
      <text:p text:style-name="Text_20_body">- La mise en place d'une BDD sous MySQL</text:p>
      <text:p text:style-name="Text_20_body"></text:p>
      <text:h text:style-name="Heading_20_1" text:outline-level="1">GIT </text:h>
      <text:h text:style-name="Heading_20_2" text:outline-level="2">En lui même :</text:h>
      <text:p text:style-name="Text_20_body">Une gestion des versions simple, par auteur et par ligne, le tout daté et avec les fichiers concernés.</text:p>
      <text:p text:style-name="Text_20_body">La possibilité d'un travail en branche et d'une navigation entre les versions.</text:p>
      <text:h text:style-name="Heading_20_2" text:outline-level="2">Face aux autres :</text:h>
      <text:p text:style-name="Text_20_body">GIT a l'avantage d'être multiplate-forme, de disposer d'un mode en ligne de commande simple à prendre en main et qui ne change pas entre les plate-formes.</text:p>
      <text:p text:style-name="Text_20_body">Il se caractérise aussi vis-à-vis de SVN par la possibilité d'un travail en local, sans se référer à un serveur principal.</text:p>
      <text:h text:style-name="Heading_20_1" text:outline-level="1">Dropbox</text:h>
      <text:h text:style-name="Heading_20_2" text:outline-level="2">En lui même :</text:h>
      <text:p text:style-name="Text_20_body">Synchronisation rapide, possibilité de restaurer des versions antérieurs, bon espace de stockage disponible.</text:p>
      <text:h text:style-name="Heading_20_2" text:outline-level="2">Face aux autres</text:h>
      <text:p text:style-name="Text_20_body">Le principe de dossier synchronisé est simple à prendre en main et automatique.</text:p>
      <text:p text:style-name="Text_20_body">L'espace disponible (2Go) est aussi adapté à un travail sur des sources logiciel.</text:p>
      <text:p text:style-name="Text_20_body">Il est lui aussi multiplate-forme et dispose même d'une interface web.</text:p>
      <text:h text:style-name="Heading_20_1" text:outline-level="1"><text:soft-page-break/>Html5/CSS3/media-query et responsive design</text:h>
      <text:h text:style-name="Heading_20_2" text:outline-level="2">En eux mêmes :</text:h>
      <text:p text:style-name="Text_20_body">Ils permettent une gestion simple des différentes tailles d'écrans que peut rencontrer une application web.</text:p>
      <text:p text:style-name="Text_20_body">Le fait que l'application s’adresse à des employés permet de s'assurer que les machines pourrons êtres mise à jour pour le support des technologies requises.</text:p>
      <text:h text:style-name="Heading_20_2" text:outline-level="2">Face aux autres :</text:h>
      <text:p text:style-name="Text_20_body">Le responsive design présente l'avantage de pouvoir s’adapter à la fois à un poste fixe doté d'un affichage supérieur à 17", comme à celui d'un smartphone ou d'une tablette.</text:p>
      <text:p text:style-name="Text_20_body">L'application n'est donc qu'à développé une seul fois, avec une compatibilité maximale.</text:p>
      <text:p text:style-name="Text_20_body">Ces technologies permettent de tirer profits de toute la surface d'affichage disponible, ainsi que de mettre en place des améliorations d'ergonomie.</text:p>
      <text:h text:style-name="Heading_20_1" text:outline-level="1">AJAX</text:h>
      <text:h text:style-name="Heading_20_2" text:outline-level="2">En lui même :</text:h>
      <text:p text:style-name="Text_20_body">Il permet d'éviter des rechargements intempestif de page entière et permet donc à l'utilisateur une navigation plus fluide par la modification en temps réelle de la page qu'il consulte.</text:p>
      <text:h text:style-name="Heading_20_2" text:outline-level="2">Face aux autres :</text:h>
      <text:p text:style-name="Text_20_body">Il reste assez bas niveau et ne demande pas le chargement de bibliothèque externe (JQuery).</text:p>
      <text:p text:style-name="Text_20_body">La manipulation du DOM étant bien développé en JavaScript, l'AJAX permet une dynamisation rapide des contenus sans complexifier réellement le code.</text:p>
      <text:h text:style-name="Heading_20_1" text:outline-level="1">MySQL</text:h>
      <text:h text:style-name="Heading_20_2" text:outline-level="2">En lui même :</text:h>
      <text:p text:style-name="Text_20_body">SGBDR dans le trio de tête, il permet une gestion de base via les moteurs les plus courent.</text:p>
      <text:p text:style-name="Text_20_body">Distribué sous licence GPL il est à la fois utilisé par le grand public et les professionnels.</text:p>
      <text:h text:style-name="Heading_20_2" text:outline-level="2">Face aux autres :</text:h>
      <text:p text:style-name="Text_20_body">Il est derrière Oracle, mais présente l'avantage d'être plus simple à administrer et mettre en place (au détriment d'une petite perte de fonctionnalité).</text:p>
      <text:p text:style-name="Text_20_body">Il est aussi moins lourd en terme de ressources consommé pour le serv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9B000000DB44144FBA8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Introduction</text:chapter></text:p>
      </style:header>
      <style:footer>
        <text:p text:style-name="Footer">BE / KE<text:tab/><text:tab/>p. 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3-11-12T02:01:39">12/11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2T01:45:11</meta:creation-date>
    <dc:title>Rapport_bts</dc:title>
    <meta:editing-duration>PT00H16M29S</meta:editing-duration>
    <meta:editing-cycles>3</meta:editing-cycles>
    <meta:generator>OpenOffice.org/3.2$Unix OpenOffice.org_project/320m12$Build-9483</meta:generator>
    <meta:initial-creator>benoit </meta:initial-creator>
    <dc:date>2013-11-12T02:01:39</dc:date>
    <dc:creator>benoit </dc:creator>
    <meta:document-statistic meta:table-count="0" meta:image-count="0" meta:object-count="0" meta:page-count="3" meta:paragraph-count="65" meta:word-count="583" meta:character-count="3364"/>
    <meta:template xlink:type="simple" xlink:actuate="onRequest" xlink:title="Rapport_bts" xlink:href="../Rapport_bts.ott" meta:date="2013-11-12T01:45:11"/>
  </office:meta>
</office:document-meta>
</file>